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Luke 2: 8 – 16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40S</meta:editing-duration>
    <meta:editing-cycles>61</meta:editing-cycles>
    <meta:generator>LibreOffice/6.0.6.2$Linux_X86_64 LibreOffice_project/00m0$Build-2</meta:generator>
    <dc:date>2018-12-16T08:46:40.179028025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